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ab2bf" officeooo:paragraph-rsid="001ab2bf"/>
    </style:style>
    <style:style style:name="P2" style:family="paragraph" style:parent-style-name="Standard">
      <style:text-properties style:font-name="Arial" officeooo:rsid="001631ee" officeooo:paragraph-rsid="001631ee"/>
    </style:style>
    <style:style style:name="P3" style:family="paragraph" style:parent-style-name="Standard">
      <style:text-properties style:font-name="Arial" officeooo:rsid="00182244" officeooo:paragraph-rsid="00182244"/>
    </style:style>
    <style:style style:name="P4" style:family="paragraph" style:parent-style-name="Standard">
      <style:paragraph-properties fo:break-before="page"/>
      <style:text-properties style:font-name="Arial" officeooo:rsid="0019375a" officeooo:paragraph-rsid="0019375a"/>
    </style:style>
    <style:style style:name="P5" style:family="paragraph" style:parent-style-name="Standard">
      <style:text-properties style:font-name="Arial" officeooo:rsid="0019375a" officeooo:paragraph-rsid="0019375a"/>
    </style:style>
    <style:style style:name="P6" style:family="paragraph" style:parent-style-name="Standard">
      <style:paragraph-properties fo:break-before="page"/>
      <style:text-properties style:font-name="Arial" officeooo:rsid="001ab2bf" officeooo:paragraph-rsid="001ab2bf"/>
    </style:style>
    <style:style style:name="P7" style:family="paragraph" style:parent-style-name="Standard">
      <style:text-properties style:font-name="Arial" officeooo:rsid="001ab2bf" officeooo:paragraph-rsid="001ab2bf"/>
    </style:style>
    <style:style style:name="P8" style:family="paragraph" style:parent-style-name="Title">
      <style:text-properties style:font-name="Arial" officeooo:rsid="001ab2bf" officeooo:paragraph-rsid="001ab2bf"/>
    </style:style>
    <style:style style:name="P9" style:family="paragraph" style:parent-style-name="Standard">
      <style:paragraph-properties fo:break-before="page"/>
      <style:text-properties style:font-name="Arial" officeooo:rsid="0020173b" officeooo:paragraph-rsid="0020173b"/>
    </style:style>
    <style:style style:name="P10" style:family="paragraph" style:parent-style-name="Standard">
      <style:text-properties style:font-name="Arial" officeooo:rsid="0020173b" officeooo:paragraph-rsid="0020173b"/>
    </style:style>
    <style:style style:name="P11" style:family="paragraph" style:parent-style-name="Standard">
      <style:text-properties style:font-name="Arial" officeooo:rsid="001ab2bf" officeooo:paragraph-rsid="001ab2bf"/>
    </style:style>
    <style:style style:name="P12" style:family="paragraph" style:parent-style-name="Standard">
      <style:paragraph-properties fo:break-before="page"/>
      <style:text-properties style:font-name="Arial" officeooo:rsid="001ab2bf" officeooo:paragraph-rsid="001ab2bf"/>
    </style:style>
    <style:style style:name="T1" style:family="text">
      <style:text-properties officeooo:rsid="00182244"/>
    </style:style>
    <style:style style:name="T2" style:family="text">
      <style:text-properties style:font-name="Arial"/>
    </style:style>
    <style:style style:name="T3" style:family="text">
      <style:text-properties officeooo:rsid="001cb1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Notas para comenzar en Vue</text:p>
      <text:p text:style-name="P1"><text:span text:style-name="T2">En base a: </text:span><text:a xlink:type="simple" xlink:href="https://vuejs.org/guide/essentials/application.html" text:style-name="Internet_20_link" text:visited-style-name="Visited_20_Internet_20_Link"><text:span text:style-name="T2">https://vuejs.org/guide/essentials/application.html</text:span></text:a></text:p>
      <text:p text:style-name="P2"/>
      <text:p text:style-name="P2">1- <text:span text:style-name="T3">Para comenzar, </text:span>crear un archivo index.html e index.js</text:p>
      <text:p text:style-name="P2"/>
      <text:p text:style-name="P2">&lt;!DOCTYPE html&gt;</text:p>
      <text:p text:style-name="P2">&lt;html lang="en"&gt;</text:p>
      <text:p text:style-name="P2">&lt;head&gt;</text:p>
      <text:p text:style-name="P2"><text:s text:c="4"/>&lt;meta charset="UTF-8"&gt;</text:p>
      <text:p text:style-name="P2"><text:s text:c="4"/>&lt;meta http-equiv="X-UA-Compatible" content="IE=edge"&gt;</text:p>
      <text:p text:style-name="P2"><text:s text:c="4"/>&lt;meta name="viewport" content="width=device-width, initial-scale=1.0"&gt;</text:p>
      <text:p text:style-name="P2"><text:s text:c="4"/>&lt;title&gt;Document&lt;/title&gt;</text:p>
      <text:p text:style-name="P2">&lt;/head&gt;</text:p>
      <text:p text:style-name="P2">&lt;body&gt;</text:p>
      <text:p text:style-name="P2"><text:s text:c="4"/>&lt;script src="https://unpkg.com/vue@3"&gt;&lt;/script&gt;</text:p>
      <text:p text:style-name="P2"><text:s text:c="4"/>&lt;h2&gt;Sistema&lt;/h2&gt;</text:p>
      <text:p text:style-name="P2"><text:s text:c="4"/>&lt;div id="app"&gt;{{ me<text:span text:style-name="T1">nsaje</text:span> }}&lt;/div&gt;</text:p>
      <text:p text:style-name="P2"><text:s text:c="4"/>&lt;script src="index.js"&gt;&lt;/script&gt;</text:p>
      <text:p text:style-name="P2">&lt;/body&gt;</text:p>
      <text:p text:style-name="P2">&lt;/html&gt;</text:p>
      <text:p text:style-name="P2"/>
      <text:p text:style-name="P3">2- en el archivo index.js</text:p>
      <text:p text:style-name="P3"/>
      <text:p text:style-name="P3">const obj = Vue.createApp({</text:p>
      <text:p text:style-name="P3"><text:s text:c="4"/>data() {</text:p>
      <text:p text:style-name="P3"><text:s text:c="6"/>return {</text:p>
      <text:p text:style-name="P3"><text:s text:c="8"/>mensaje: 'Hola Vue!',</text:p>
      <text:p text:style-name="P3"><text:s text:c="6"/>}</text:p>
      <text:p text:style-name="P3"><text:s text:c="4"/>}, </text:p>
      <text:p text:style-name="P3">}).mount('#app')</text:p>
      <text:p text:style-name="P3"/>
      <text:p text:style-name="P2"/>
      <text:p text:style-name="P4">Estilos desde vue, usando v-bind</text:p>
      <text:p text:style-name="P5"/>
      <text:p text:style-name="P5">&lt;!DOCTYPE html&gt;</text:p>
      <text:p text:style-name="P5">&lt;html lang="en"&gt;</text:p>
      <text:p text:style-name="P5">&lt;head&gt;</text:p>
      <text:p text:style-name="P5"><text:s text:c="4"/>&lt;meta charset="UTF-8"&gt;</text:p>
      <text:p text:style-name="P5"><text:s text:c="4"/>&lt;meta http-equiv="X-UA-Compatible" content="IE=edge"&gt;</text:p>
      <text:p text:style-name="P5"><text:s text:c="4"/>&lt;meta name="viewport" content="width=device-width, initial-scale=1.0"&gt;</text:p>
      <text:p text:style-name="P5"><text:s text:c="4"/>&lt;title&gt;Document&lt;/title&gt;</text:p>
      <text:p text:style-name="P5">&lt;/head&gt;</text:p>
      <text:p text:style-name="P5">&lt;body&gt;</text:p>
      <text:p text:style-name="P5"><text:s text:c="4"/>&lt;script src="https://unpkg.com/vue@3"&gt;&lt;/script&gt;</text:p>
      <text:p text:style-name="P5"><text:s text:c="4"/>&lt;h2&gt;Sistema&lt;/h2&gt;</text:p>
      <text:p text:style-name="P5"><text:s text:c="4"/>&lt;div id="app"&gt;</text:p>
      <text:p text:style-name="P5"><text:s text:c="8"/>{{ mensaje }}</text:p>
      <text:p text:style-name="P5"><text:s text:c="8"/>&lt;span v-bind:style="color" &gt; {{ msg }} &lt;/span&gt;</text:p>
      <text:p text:style-name="P5"><text:s text:c="4"/>&lt;/div&gt;</text:p>
      <text:p text:style-name="P5"><text:s text:c="4"/>&lt;script src="index.js"&gt;&lt;/script&gt;</text:p>
      <text:p text:style-name="P5">&lt;/body&gt;</text:p>
      <text:p text:style-name="P5">&lt;/html&gt;</text:p>
      <text:p text:style-name="P5"/>
      <text:p text:style-name="P5"/>
      <text:p text:style-name="P5">const obj = Vue.createApp({</text:p>
      <text:p text:style-name="P5"><text:s text:c="4"/>data() {</text:p>
      <text:p text:style-name="P5"><text:s text:c="6"/>return {</text:p>
      <text:p text:style-name="P5"><text:s text:c="8"/>mensaje: 'Hola Vue!',</text:p>
      <text:p text:style-name="P5"><text:s text:c="8"/>msg: 'esto deberia ser rojo',</text:p>
      <text:p text:style-name="P5"><text:s text:c="8"/>color: {color:'red'}</text:p>
      <text:p text:style-name="P5"><text:s text:c="6"/>}</text:p>
      <text:p text:style-name="P5"><text:s text:c="4"/>}, </text:p>
      <text:p text:style-name="P5">}).mount('#app')</text:p>
      <text:p text:style-name="P5"/>
      <text:p text:style-name="P5"/>
      <text:p text:style-name="P6">Expresiones JavaScript</text:p>
      <text:p text:style-name="P7"/>
      <text:p text:style-name="P7">&lt;!DOCTYPE html&gt;</text:p>
      <text:p text:style-name="P7">&lt;html lang="en"&gt;</text:p>
      <text:p text:style-name="P7">&lt;head&gt;</text:p>
      <text:p text:style-name="P7"><text:s text:c="4"/>&lt;meta charset="UTF-8"&gt;</text:p>
      <text:p text:style-name="P7"><text:s text:c="4"/>&lt;meta http-equiv="X-UA-Compatible" content="IE=edge"&gt;</text:p>
      <text:p text:style-name="P7"><text:s text:c="4"/>&lt;meta name="viewport" content="width=device-width, initial-scale=1.0"&gt;</text:p>
      <text:p text:style-name="P7"><text:s text:c="4"/>&lt;title&gt;Document&lt;/title&gt;</text:p>
      <text:p text:style-name="P7">&lt;/head&gt;</text:p>
      <text:p text:style-name="P7">&lt;body&gt;</text:p>
      <text:p text:style-name="P7"><text:s text:c="4"/>&lt;script src="https://unpkg.com/vue@3"&gt;&lt;/script&gt;</text:p>
      <text:p text:style-name="P7"><text:s text:c="4"/>&lt;h2&gt;Sistema&lt;/h2&gt;</text:p>
      <text:p text:style-name="P7"><text:s text:c="4"/>&lt;div id="app"&gt;</text:p>
      <text:p text:style-name="P7"><text:s text:c="8"/>{{ mensaje }}</text:p>
      <text:p text:style-name="P7"><text:s text:c="8"/>&lt;span v-bind:style="color" &gt; {{ msg }} &lt;/span&gt;</text:p>
      <text:p text:style-name="P7"><text:s text:c="8"/>&lt;p&gt;{{ numero + 10 }}&lt;/p&gt;</text:p>
      <text:p text:style-name="P7"><text:s text:c="8"/>&lt;p&gt;{{ ok ? 'YES': 'NO'}}&lt;/p&gt; </text:p>
      <text:p text:style-name="P7"><text:s text:c="4"/>&lt;/div&gt;</text:p>
      <text:p text:style-name="P7"><text:s text:c="4"/>&lt;script src="index.js"&gt;&lt;/script&gt;</text:p>
      <text:p text:style-name="P7">&lt;/body&gt;</text:p>
      <text:p text:style-name="P7">&lt;/html&gt;</text:p>
      <text:p text:style-name="P7"/>
      <text:p text:style-name="P7">const obj = Vue.createApp({</text:p>
      <text:p text:style-name="P7"><text:s text:c="4"/>data() {</text:p>
      <text:p text:style-name="P7"><text:s text:c="6"/>return {</text:p>
      <text:p text:style-name="P7"><text:s text:c="8"/>mensaje: 'Hola Vue!',</text:p>
      <text:p text:style-name="P7"><text:s text:c="8"/>msg: 'esto deberia ser rojo',</text:p>
      <text:p text:style-name="P7"><text:s text:c="8"/>color: {color:'red'},</text:p>
      <text:p text:style-name="P7"><text:s text:c="8"/>numero: 10,</text:p>
      <text:p text:style-name="P7"><text:s text:c="8"/>ok: true</text:p>
      <text:p text:style-name="P7"><text:s text:c="6"/>}</text:p>
      <text:p text:style-name="P7"><text:s text:c="4"/>}, </text:p>
      <text:p text:style-name="P7">}).mount('#app')</text:p>
      <text:p text:style-name="P7"/>
      <text:p text:style-name="P7"/>
      <text:p text:style-name="P6">Directivas <text:span text:style-name="T3">y métodos</text:span></text:p>
      <text:p text:style-name="P7"/>
      <text:p text:style-name="P7">&lt;!DOCTYPE html&gt;</text:p>
      <text:p text:style-name="P7">&lt;html lang="en"&gt;</text:p>
      <text:p text:style-name="P7">&lt;head&gt;</text:p>
      <text:p text:style-name="P7"><text:s text:c="4"/>&lt;meta charset="UTF-8"&gt;</text:p>
      <text:p text:style-name="P7"><text:s text:c="4"/>&lt;meta http-equiv="X-UA-Compatible" content="IE=edge"&gt;</text:p>
      <text:p text:style-name="P7"><text:s text:c="4"/>&lt;meta name="viewport" content="width=device-width, initial-scale=1.0"&gt;</text:p>
      <text:p text:style-name="P7"><text:s text:c="4"/>&lt;title&gt;Document&lt;/title&gt;</text:p>
      <text:p text:style-name="P7">&lt;/head&gt;</text:p>
      <text:p text:style-name="P7">&lt;body&gt;</text:p>
      <text:p text:style-name="P7"><text:s text:c="4"/>&lt;script src="https://unpkg.com/vue@3"&gt;&lt;/script&gt;</text:p>
      <text:p text:style-name="P7"><text:s text:c="4"/>&lt;h2&gt;Sistema&lt;/h2&gt;</text:p>
      <text:p text:style-name="P7"><text:s text:c="4"/>&lt;div id="app"&gt;</text:p>
      <text:p text:style-name="P7"><text:s text:c="8"/>{{ mensaje }}</text:p>
      <text:p text:style-name="P7"><text:s text:c="8"/>&lt;span v-bind:style="color" &gt; {{ msg }} &lt;/span&gt;</text:p>
      <text:p text:style-name="P7"><text:s text:c="8"/>&lt;p&gt;{{ numero + 10 }}&lt;/p&gt;</text:p>
      <text:p text:style-name="P7"><text:s text:c="8"/>&lt;p&gt;{{ ok ? 'YES': 'NO'}}&lt;/p&gt; </text:p>
      <text:p text:style-name="P7"><text:s text:c="8"/>&lt;p v-if="ver"&gt;Ahora me ven&lt;/p&gt;</text:p>
      <text:p text:style-name="P7"><text:s text:c="8"/>&lt;p&gt;Numero {{numero}}&lt;/p&gt;</text:p>
      <text:p text:style-name="P7"><text:s text:c="8"/>&lt;p v-show="ver"&gt; Ver o no&lt;/p&gt;</text:p>
      <text:p text:style-name="P7"><text:s text:c="4"/>&lt;/div&gt;</text:p>
      <text:p text:style-name="P7"><text:s text:c="4"/>&lt;script src="index.js"&gt;&lt;/script&gt;</text:p>
      <text:p text:style-name="P7">&lt;/body&gt;</text:p>
      <text:p text:style-name="P7">&lt;/html&gt;</text:p>
      <text:p text:style-name="P7"/>
      <text:p text:style-name="P7">const obj = Vue.createApp({</text:p>
      <text:p text:style-name="P7"><text:s text:c="4"/>data() {</text:p>
      <text:p text:style-name="P7"><text:s text:c="6"/>return {</text:p>
      <text:p text:style-name="P7"><text:s text:c="8"/>mensaje: 'Hola Vue!',</text:p>
      <text:p text:style-name="P7"><text:s text:c="8"/>msg: 'esto deberia ser rojo',</text:p>
      <text:p text:style-name="P7"><text:s text:c="8"/>color: {color:'red'},</text:p>
      <text:p text:style-name="P7"><text:s text:c="8"/>numero: 10,</text:p>
      <text:p text:style-name="P7"><text:s text:c="8"/>ok: true,</text:p>
      <text:p text:style-name="P7"><text:s text:c="8"/>ver: false,</text:p>
      <text:p text:style-name="P7"><text:s text:c="8"/>numero: 100</text:p>
      <text:p text:style-name="P7"><text:s text:c="6"/>}</text:p>
      <text:p text:style-name="P7"><text:s text:c="4"/>}, </text:p>
      <text:p text:style-name="P7"><text:s text:c="4"/>mounted() {</text:p>
      <text:p text:style-name="P7"><text:s text:c="8"/>console.log('cuando carga');</text:p>
      <text:p text:style-name="P7"><text:s text:c="4"/>},</text:p>
      <text:p text:style-name="P7"><text:s text:c="4"/>methods: {</text:p>
      <text:p text:style-name="P7"><text:s text:c="8"/>incrementar() {</text:p>
      <text:p text:style-name="P7"><text:s text:c="12"/>this.numero ++;</text:p>
      <text:p text:style-name="P7"><text:s text:c="8"/>}</text:p>
      <text:p text:style-name="P7"><text:s text:c="4"/>},</text:p>
      <text:p text:style-name="P7">}).mount('#app')</text:p>
      <text:p text:style-name="P7"/>
      <text:p text:style-name="P7"/>
      <text:p text:style-name="P9">List Rendering</text:p>
      <text:p text:style-name="P10"/>
      <text:p text:style-name="P10">&lt;!DOCTYPE html&gt;</text:p>
      <text:p text:style-name="P10">&lt;html lang="en"&gt;</text:p>
      <text:p text:style-name="P10">&lt;head&gt;</text:p>
      <text:p text:style-name="P10"><text:s text:c="4"/>&lt;meta charset="UTF-8"&gt;</text:p>
      <text:p text:style-name="P10"><text:s text:c="4"/>&lt;meta http-equiv="X-UA-Compatible" content="IE=edge"&gt;</text:p>
      <text:p text:style-name="P10"><text:s text:c="4"/>&lt;meta name="viewport" content="width=device-width, initial-scale=1.0"&gt;</text:p>
      <text:p text:style-name="P10"><text:s text:c="4"/>&lt;title&gt;Document&lt;/title&gt;</text:p>
      <text:p text:style-name="P10">&lt;/head&gt;</text:p>
      <text:p text:style-name="P10">&lt;body&gt;</text:p>
      <text:p text:style-name="P10"><text:s text:c="4"/>&lt;script src="https://unpkg.com/vue@3"&gt;&lt;/script&gt;</text:p>
      <text:p text:style-name="P10"><text:s text:c="4"/>&lt;h2&gt;Sistema&lt;/h2&gt;</text:p>
      <text:p text:style-name="P10"><text:s text:c="4"/>&lt;div id="app"&gt;</text:p>
      <text:p text:style-name="P10"><text:s text:c="8"/>{{ mensaje }}</text:p>
      <text:p text:style-name="P10"><text:s text:c="8"/>&lt;span v-bind:style="color" &gt; {{ msg }} &lt;/span&gt;</text:p>
      <text:p text:style-name="P10"><text:s text:c="8"/>&lt;p&gt;{{ numero + 10 }}&lt;/p&gt;</text:p>
      <text:p text:style-name="P10"><text:s text:c="8"/>&lt;p&gt;{{ ok ? 'YES': 'NO'}}&lt;/p&gt; </text:p>
      <text:p text:style-name="P10"><text:s text:c="8"/>&lt;p v-if="ver"&gt;Ahora me ven&lt;/p&gt;</text:p>
      <text:p text:style-name="P10"><text:s text:c="8"/>&lt;p&gt;Numero {{numero}}&lt;/p&gt;</text:p>
      <text:p text:style-name="P10"><text:s text:c="8"/>&lt;p v-show="ver"&gt; Ver o no&lt;/p&gt;</text:p>
      <text:p text:style-name="P10"><text:s text:c="8"/>&lt;li v-for="libro in libros"&gt;</text:p>
      <text:p text:style-name="P10"><text:s text:c="12"/>{{libro.nombre}} - {{libro.cantHojas}}</text:p>
      <text:p text:style-name="P10"><text:s text:c="8"/>&lt;/li&gt;</text:p>
      <text:p text:style-name="P10"><text:s text:c="4"/>&lt;/div&gt;</text:p>
      <text:p text:style-name="P10"><text:s text:c="4"/>&lt;script src="index.js"&gt;&lt;/script&gt;</text:p>
      <text:p text:style-name="P10">&lt;/body&gt;</text:p>
      <text:p text:style-name="P10">&lt;/html&gt;</text:p>
      <text:p text:style-name="P10"/>
      <text:p text:style-name="P10"/>
      <text:p text:style-name="P9">const obj = Vue.createApp({</text:p>
      <text:p text:style-name="P10"><text:s text:c="4"/>data() {</text:p>
      <text:p text:style-name="P10"><text:s text:c="6"/>return {</text:p>
      <text:p text:style-name="P10"><text:s text:c="8"/>mensaje: 'Hola Vue!',</text:p>
      <text:p text:style-name="P10"><text:s text:c="8"/>msg: 'esto deberia ser rojo',</text:p>
      <text:p text:style-name="P10"><text:s text:c="8"/>color: {color:'red'},</text:p>
      <text:p text:style-name="P10"><text:s text:c="8"/>numero: 10,</text:p>
      <text:p text:style-name="P10"><text:s text:c="8"/>ok: true,</text:p>
      <text:p text:style-name="P10"><text:s text:c="8"/>ver: false,</text:p>
      <text:p text:style-name="P10"><text:s text:c="8"/>numero: 100,</text:p>
      <text:p text:style-name="P10"><text:s text:c="8"/>libros: [{nombre:"Fisica 1", cantHojas:10},{nombre:"Quimica 1", cantHojas:12}]</text:p>
      <text:p text:style-name="P10"><text:s text:c="6"/>}</text:p>
      <text:p text:style-name="P10"><text:s text:c="4"/>}, </text:p>
      <text:p text:style-name="P10"><text:s text:c="4"/>mounted() {</text:p>
      <text:p text:style-name="P10"><text:s text:c="8"/>console.log('cuando carga');</text:p>
      <text:p text:style-name="P10"><text:s text:c="4"/>},</text:p>
      <text:p text:style-name="P10"><text:s text:c="4"/>methods: {</text:p>
      <text:p text:style-name="P10"><text:s text:c="8"/>incrementar() {</text:p>
      <text:p text:style-name="P10"><text:s text:c="12"/>this.numero ++;</text:p>
      <text:p text:style-name="P10"><text:s text:c="8"/>},</text:p>
      <text:p text:style-name="P10"><text:s text:c="8"/>agregarLibro() {</text:p>
      <text:p text:style-name="P10"><text:s text:c="12"/>this.libros.push({nombre:"Histo 2",cantHojas:2})</text:p>
      <text:p text:style-name="P10"><text:s text:c="8"/>},</text:p>
      <text:p text:style-name="P10"><text:s text:c="8"/>ordenarLibros() {</text:p>
      <text:p text:style-name="P10"><text:s text:c="12"/>this.libros.sort((a,b) =&gt; a.cantHojas - b.cantHojas);</text:p>
      <text:p text:style-name="P10"><text:s text:c="8"/>},</text:p>
      <text:p text:style-name="P10"><text:s text:c="8"/>filtrarLibros() {</text:p>
      <text:p text:style-name="P10"><text:s text:c="12"/>this.libros= this.libros.filter( libro =&gt; libro.cantHojas &gt; 10);</text:p>
      <text:p text:style-name="P10"><text:s text:c="8"/>}</text:p>
      <text:p text:style-name="P10"><text:s text:c="4"/>},</text:p>
      <text:p text:style-name="P10">}).mount('#app')</text:p>
      <text:p text:style-name="P10"/>
      <text:p text:style-name="P10"/>
      <text:p text:style-name="P7"/>
      <text:p text:style-name="P7"/>
      <text:p text:style-name="P7"/>
      <text:p text:style-name="P7"/>
      <text:p text:style-name="P6">Listening to Events</text:p>
      <text:p text:style-name="P7"/>
      <text:p text:style-name="P7">&lt;!DOCTYPE html&gt;</text:p>
      <text:p text:style-name="P7">&lt;html lang="en"&gt;</text:p>
      <text:p text:style-name="P7">&lt;head&gt;</text:p>
      <text:p text:style-name="P7"><text:s text:c="4"/>&lt;meta charset="UTF-8"&gt;</text:p>
      <text:p text:style-name="P7"><text:s text:c="4"/>&lt;meta http-equiv="X-UA-Compatible" content="IE=edge"&gt;</text:p>
      <text:p text:style-name="P7"><text:s text:c="4"/>&lt;meta name="viewport" content="width=device-width, initial-scale=1.0"&gt;</text:p>
      <text:p text:style-name="P7"><text:s text:c="4"/>&lt;title&gt;Document&lt;/title&gt;</text:p>
      <text:p text:style-name="P7">&lt;/head&gt;</text:p>
      <text:p text:style-name="P7">&lt;body&gt;</text:p>
      <text:p text:style-name="P7"><text:s text:c="4"/>&lt;script src="https://unpkg.com/vue@3"&gt;&lt;/script&gt;</text:p>
      <text:p text:style-name="P7"><text:s text:c="4"/>&lt;h2&gt;Sistema&lt;/h2&gt;</text:p>
      <text:p text:style-name="P7"><text:s text:c="4"/>&lt;div id="app"&gt;</text:p>
      <text:p text:style-name="P7"><text:s text:c="8"/>{{ mensaje }}</text:p>
      <text:p text:style-name="P7"><text:s text:c="8"/>&lt;span v-bind:style="color" &gt; {{ msg }} &lt;/span&gt;</text:p>
      <text:p text:style-name="P7"><text:s text:c="8"/>&lt;p&gt;{{ numero + 10 }}&lt;/p&gt;</text:p>
      <text:p text:style-name="P7"><text:s text:c="8"/>&lt;p&gt;{{ ok ? 'YES': 'NO'}}&lt;/p&gt; </text:p>
      <text:p text:style-name="P7"><text:s text:c="8"/>&lt;p v-if="ver"&gt;Ahora me ven&lt;/p&gt;</text:p>
      <text:p text:style-name="P7"><text:s text:c="8"/>&lt;p&gt;Numero {{numero}}&lt;/p&gt;</text:p>
      <text:p text:style-name="P7"><text:s text:c="8"/>&lt;p v-show="ver"&gt; Ver o no&lt;/p&gt;</text:p>
      <text:p text:style-name="P7"><text:s text:c="8"/>&lt;li v-for="libro in libros"&gt;</text:p>
      <text:p text:style-name="P7"><text:s text:c="12"/>{{libro.nombre}} - {{libro.cantHojas}}</text:p>
      <text:p text:style-name="P7"><text:s text:c="8"/>&lt;/li&gt;</text:p>
      <text:p text:style-name="P7"><text:s text:c="8"/>&lt;button @click="ordenarLibros"&gt;Ordenar libros&lt;/button&gt;</text:p>
      <text:p text:style-name="P7"><text:s text:c="8"/>&lt;button @click="filtrarLibros"&gt;Filtrar libros&lt;/button&gt;</text:p>
      <text:p text:style-name="P7"><text:s text:c="4"/>&lt;/div&gt;</text:p>
      <text:p text:style-name="P7"><text:s text:c="4"/>&lt;script src="index.js"&gt;&lt;/script&gt;</text:p>
      <text:p text:style-name="P7">&lt;/body&gt;</text:p>
      <text:p text:style-name="P7">&lt;/html&gt;</text:p>
      <text:p text:style-name="P7"/>
      <text:p text:style-name="P7"/>
      <text:p text:style-name="P7"/>
      <text:p text:style-name="P6">Form Input Bindings</text:p>
      <text:p text:style-name="P7"/>
      <text:p text:style-name="P7"/>
      <text:p text:style-name="P7"/>
      <text:p text:style-name="P7">&lt;!DOCTYPE html&gt;</text:p>
      <text:p text:style-name="P7">&lt;html lang="en"&gt;</text:p>
      <text:p text:style-name="P7">&lt;head&gt;</text:p>
      <text:p text:style-name="P7"><text:s text:c="4"/>&lt;meta charset="UTF-8"&gt;</text:p>
      <text:p text:style-name="P7"><text:s text:c="4"/>&lt;meta http-equiv="X-UA-Compatible" content="IE=edge"&gt;</text:p>
      <text:p text:style-name="P7"><text:s text:c="4"/>&lt;meta name="viewport" content="width=device-width, initial-scale=1.0"&gt;</text:p>
      <text:p text:style-name="P7"><text:s text:c="4"/>&lt;title&gt;Document&lt;/title&gt;</text:p>
      <text:p text:style-name="P7">&lt;/head&gt;</text:p>
      <text:p text:style-name="P7">&lt;body&gt;</text:p>
      <text:p text:style-name="P7"><text:s text:c="4"/>&lt;script src="https://unpkg.com/vue@3"&gt;&lt;/script&gt;</text:p>
      <text:p text:style-name="P7"><text:s text:c="4"/>&lt;h2&gt;Sistema&lt;/h2&gt;</text:p>
      <text:p text:style-name="P7"><text:s text:c="4"/>&lt;div id="app"&gt;</text:p>
      <text:p text:style-name="P7"><text:s text:c="8"/>{{ mensaje }}</text:p>
      <text:p text:style-name="P7"><text:s text:c="8"/>&lt;span v-bind:style="color" &gt; {{ msg }} &lt;/span&gt;</text:p>
      <text:p text:style-name="P7"><text:s text:c="8"/>&lt;p&gt;{{ numero + 10 }}&lt;/p&gt;</text:p>
      <text:p text:style-name="P7"><text:s text:c="8"/>&lt;p&gt;{{ ok ? 'YES': 'NO'}}&lt;/p&gt; </text:p>
      <text:p text:style-name="P7"><text:s text:c="8"/>&lt;p v-if="ver"&gt;Ahora me ven&lt;/p&gt;</text:p>
      <text:p text:style-name="P7"><text:s text:c="8"/>&lt;p&gt;Numero {{numero}}&lt;/p&gt;</text:p>
      <text:p text:style-name="P7"><text:s text:c="8"/>&lt;p v-show="ver"&gt; Ver o no&lt;/p&gt;</text:p>
      <text:p text:style-name="P7"><text:s text:c="8"/>&lt;li v-for="libro in libros"&gt;</text:p>
      <text:p text:style-name="P7"><text:s text:c="12"/>{{libro.nombre}} - {{libro.cantHojas}}</text:p>
      <text:p text:style-name="P7"><text:s text:c="8"/>&lt;/li&gt;</text:p>
      <text:p text:style-name="P7"><text:s text:c="8"/>&lt;button @click="ordenarLibros"&gt;Ordenar libros&lt;/button&gt;</text:p>
      <text:p text:style-name="P7"><text:s text:c="8"/>&lt;button @click="filtrarLibros"&gt;Filtrar libros&lt;/button&gt;</text:p>
      <text:p text:style-name="P7"><text:s text:c="8"/>&lt;br/&gt;</text:p>
      <text:p text:style-name="P7"><text:s text:c="8"/>Libro&lt;input type="text" placeholder="ingrese un libro" v-model="libro.nombre" /&gt;</text:p>
      <text:p text:style-name="P7"><text:s text:c="8"/>Cantidad &lt;input type="text" placeholder="ingrese la cantidad" v-model="libro.cantHojas" /&gt;</text:p>
      <text:p text:style-name="P7"><text:s text:c="8"/>&lt;button @click="agregarLibro"&gt;Agregar libro&lt;/button&gt;</text:p>
      <text:p text:style-name="P7"><text:s text:c="4"/>&lt;/div&gt;</text:p>
      <text:p text:style-name="P7"><text:s text:c="4"/>&lt;script src="index.js"&gt;&lt;/script&gt;</text:p>
      <text:p text:style-name="P7">&lt;/body&gt;</text:p>
      <text:p text:style-name="P7">&lt;/html&gt;</text:p>
      <text:p text:style-name="P7"/>
      <text:p text:style-name="P7"/>
      <text:p text:style-name="P6">const obj = Vue.createApp({</text:p>
      <text:p text:style-name="P7"><text:s text:c="4"/>data() {</text:p>
      <text:p text:style-name="P7"><text:s text:c="6"/>return {</text:p>
      <text:p text:style-name="P7"><text:s text:c="8"/>mensaje: 'Hola Vue!',</text:p>
      <text:p text:style-name="P7"><text:s text:c="8"/>msg: 'esto deberia ser rojo',</text:p>
      <text:p text:style-name="P7"><text:s text:c="8"/>color: {color:'red'},</text:p>
      <text:p text:style-name="P7"><text:s text:c="8"/>numero: 10,</text:p>
      <text:p text:style-name="P7"><text:s text:c="8"/>ok: true,</text:p>
      <text:p text:style-name="P7"><text:s text:c="8"/>ver: false,</text:p>
      <text:p text:style-name="P7"><text:s text:c="8"/>numero: 100,</text:p>
      <text:p text:style-name="P7"><text:s text:c="8"/>libros: [{nombre:"Fisica 1", cantHojas:10},{nombre:"Quimica 1", cantHojas:2}],</text:p>
      <text:p text:style-name="P7"><text:s text:c="8"/>libro: {nombre:"",cantHojas:0}</text:p>
      <text:p text:style-name="P7"><text:s text:c="6"/>}</text:p>
      <text:p text:style-name="P7"><text:s text:c="4"/>}, </text:p>
      <text:p text:style-name="P7"><text:s text:c="4"/>mounted() {</text:p>
      <text:p text:style-name="P7"><text:s text:c="8"/>console.log('cuando carga');</text:p>
      <text:p text:style-name="P7"><text:s text:c="4"/>},</text:p>
      <text:p text:style-name="P7"><text:s text:c="4"/>methods: {</text:p>
      <text:p text:style-name="P7"><text:s text:c="8"/>incrementar() {</text:p>
      <text:p text:style-name="P7"><text:s text:c="12"/>this.numero ++;</text:p>
      <text:p text:style-name="P7"><text:s text:c="8"/>},</text:p>
      <text:p text:style-name="P7"><text:s text:c="8"/>agregarLibro() {</text:p>
      <text:p text:style-name="P7"><text:s text:c="12"/>this.libros.push({...this.libro});</text:p>
      <text:p text:style-name="P7"><text:s text:c="8"/>},</text:p>
      <text:p text:style-name="P7"><text:s text:c="8"/>ordenarLibros() {</text:p>
      <text:p text:style-name="P7"><text:s text:c="12"/>this.libros.sort((a,b) =&gt; a.cantHojas - b.cantHojas);</text:p>
      <text:p text:style-name="P7"><text:s text:c="8"/>},</text:p>
      <text:p text:style-name="P7"><text:s text:c="8"/>filtrarLibros() {</text:p>
      <text:p text:style-name="P7"><text:s text:c="12"/>this.libros= this.libros.filter( libro =&gt; libro.cantHojas &gt; 2);</text:p>
      <text:p text:style-name="P7"><text:s text:c="8"/>}</text:p>
      <text:p text:style-name="P7"><text:s text:c="4"/>},</text:p>
      <text:p text:style-name="P7">}).mount('#app')</text:p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5T08:24:02.978000000</meta:creation-date>
    <dc:date>2022-08-25T14:08:35.148000000</dc:date>
    <meta:editing-duration>PT53M24S</meta:editing-duration>
    <meta:editing-cycles>5</meta:editing-cycles>
    <meta:generator>LibreOffice/7.2.5.2$Windows_X86_64 LibreOffice_project/499f9727c189e6ef3471021d6132d4c694f357e5</meta:generator>
    <meta:print-date>2022-08-25T14:07:26.237000000</meta:print-date>
    <meta:document-statistic meta:table-count="0" meta:image-count="0" meta:object-count="0" meta:page-count="9" meta:paragraph-count="283" meta:word-count="685" meta:character-count="7485" meta:non-whitespace-character-count="5696"/>
  </office:meta>
</office:document-meta>
</file>